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32f6" officeooo:paragraph-rsid="001232f6"/>
    </style:style>
    <style:style style:name="P2" style:family="paragraph" style:parent-style-name="Standard">
      <style:text-properties officeooo:rsid="001232f6" officeooo:paragraph-rsid="0068476a"/>
    </style:style>
    <style:style style:name="P3"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4" style:family="paragraph" style:parent-style-name="Standard">
      <style:text-properties style:text-underline-style="solid" style:text-underline-width="auto" style:text-underline-color="font-color" officeooo:rsid="001232f6" officeooo:paragraph-rsid="00140eea"/>
    </style:style>
    <style:style style:name="P5" style:family="paragraph" style:parent-style-name="Standard">
      <style:text-properties officeooo:rsid="004a4307" officeooo:paragraph-rsid="0056ded2"/>
    </style:style>
    <style:style style:name="P6" style:family="paragraph" style:parent-style-name="Standard">
      <style:text-properties fo:font-weight="bold" officeooo:rsid="00656d0c" officeooo:paragraph-rsid="00656d0c" style:font-weight-asian="bold" style:font-weight-complex="bold"/>
    </style:style>
    <style:style style:name="P7" style:family="paragraph" style:parent-style-name="Standard">
      <style:text-properties fo:font-weight="bold" officeooo:rsid="0069c3bd" officeooo:paragraph-rsid="0069c3bd" style:font-weight-asian="bold" style:font-weight-complex="bold"/>
    </style:style>
    <style:style style:name="P8" style:family="paragraph" style:parent-style-name="Standard">
      <style:text-properties fo:font-weight="bold" officeooo:paragraph-rsid="0068476a" style:font-weight-asian="bold" style:font-weight-complex="bold"/>
    </style:style>
    <style:style style:name="P9" style:family="paragraph" style:parent-style-name="Standard">
      <style:text-properties officeooo:rsid="0066758b" officeooo:paragraph-rsid="0066758b"/>
    </style:style>
    <style:style style:name="P10" style:family="paragraph" style:parent-style-name="Standard">
      <style:text-properties officeooo:paragraph-rsid="0066758b"/>
    </style:style>
    <style:style style:name="P11" style:family="paragraph" style:parent-style-name="Standard">
      <style:text-properties officeooo:rsid="0068476a" officeooo:paragraph-rsid="0068476a"/>
    </style:style>
    <style:style style:name="P12" style:family="paragraph" style:parent-style-name="Standard">
      <style:text-properties officeooo:paragraph-rsid="0069c3bd"/>
    </style:style>
    <style:style style:name="P13" style:family="paragraph" style:parent-style-name="Standard">
      <style:text-properties officeooo:rsid="0069c3bd" officeooo:paragraph-rsid="0069c3bd"/>
    </style:style>
    <style:style style:name="P14" style:family="paragraph" style:parent-style-name="Standard">
      <style:text-properties fo:font-weight="normal" officeooo:rsid="00607a5b" officeooo:paragraph-rsid="005f7327" style:font-weight-asian="normal" style:font-weight-complex="normal"/>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8476a" officeooo:paragraph-rsid="0068476a" style:font-weight-asian="normal" style:font-weight-complex="normal"/>
    </style:style>
    <style:style style:name="P17" style:family="paragraph" style:parent-style-name="Standard">
      <style:text-properties fo:font-weight="normal" officeooo:rsid="0068dacc" officeooo:paragraph-rsid="0068dacc" style:font-weight-asian="normal" style:font-weight-complex="normal"/>
    </style:style>
    <style:style style:name="P18" style:family="paragraph" style:parent-style-name="Standard">
      <style:text-properties fo:font-weight="normal" officeooo:rsid="0069c3bd" officeooo:paragraph-rsid="0068476a" style:font-weight-asian="normal" style:font-weight-complex="normal"/>
    </style:style>
    <style:style style:name="P19" style:family="paragraph" style:parent-style-name="Standard">
      <style:text-properties fo:font-weight="normal" officeooo:rsid="0069c3bd" officeooo:paragraph-rsid="0069c3bd" style:font-weight-asian="normal" style:font-weight-complex="normal"/>
    </style:style>
    <style:style style:name="P20" style:family="paragraph" style:parent-style-name="Standard">
      <style:text-properties fo:font-weight="normal" officeooo:rsid="0069c3bd" officeooo:paragraph-rsid="0068eba9" style:font-weight-asian="normal" style:font-weight-complex="normal"/>
    </style:style>
    <style:style style:name="P21" style:family="paragraph" style:parent-style-name="Standard">
      <style:text-properties fo:font-weight="normal" officeooo:rsid="0068eba9" officeooo:paragraph-rsid="0069c3bd" style:font-weight-asian="normal" style:font-weight-complex="normal"/>
    </style:style>
    <style:style style:name="P22" style:family="paragraph" style:parent-style-name="Standard">
      <style:text-properties fo:font-weight="normal" officeooo:rsid="0068eba9" officeooo:paragraph-rsid="0068eba9" style:font-weight-asian="normal" style:font-weight-complex="normal"/>
    </style:style>
    <style:style style:name="P23" style:family="paragraph" style:parent-style-name="Standard">
      <style:text-properties fo:font-size="14pt" fo:font-weight="bold" officeooo:rsid="0069c3bd" officeooo:paragraph-rsid="0069c3bd" style:font-size-asian="14pt" style:font-weight-asian="bold" style:font-size-complex="14pt" style:font-weight-complex="bold"/>
    </style:style>
    <style:style style:name="P24" style:family="paragraph" style:parent-style-name="Standard">
      <style:text-properties fo:font-size="14pt" fo:font-weight="bold" officeooo:rsid="0068476a" officeooo:paragraph-rsid="0068476a" style:font-size-asian="14pt" style:font-weight-asian="bold" style:font-size-complex="14pt" style:font-weight-complex="bold"/>
    </style:style>
    <style:style style:name="P25" style:family="paragraph" style:parent-style-name="Standard">
      <style:text-properties officeooo:paragraph-rsid="006ccdc5"/>
    </style:style>
    <style:style style:name="P26" style:family="paragraph" style:parent-style-name="Standard">
      <style:text-properties officeooo:rsid="0072aba0" officeooo:paragraph-rsid="0072aba0"/>
    </style:style>
    <style:style style:name="P27" style:family="paragraph" style:parent-style-name="Standard">
      <style:text-properties officeooo:rsid="0072aba0" officeooo:paragraph-rsid="00744961"/>
    </style:style>
    <style:style style:name="P28" style:family="paragraph" style:parent-style-name="Standard">
      <style:paragraph-properties style:writing-mode="lr-tb"/>
      <style:text-properties officeooo:rsid="004a4307" officeooo:paragraph-rsid="0056ded2"/>
    </style:style>
    <style:style style:name="P29" style:family="paragraph" style:parent-style-name="Standard">
      <style:paragraph-properties style:writing-mode="lr-tb"/>
      <style:text-properties officeooo:rsid="0072aba0" officeooo:paragraph-rsid="00744961"/>
    </style:style>
    <style:style style:name="P30" style:family="paragraph" style:parent-style-name="Preformatted_20_Text">
      <style:paragraph-properties style:writing-mode="lr-tb"/>
      <style:text-properties officeooo:rsid="001232f6" officeooo:paragraph-rsid="0072dc74"/>
    </style:style>
    <style:style style:name="P31" style:family="paragraph" style:parent-style-name="Preformatted_20_Text">
      <style:paragraph-properties style:writing-mode="lr-tb"/>
      <style:text-properties officeooo:rsid="0073e26b" officeooo:paragraph-rsid="0073e26b"/>
    </style:style>
    <style:style style:name="P32" style:family="paragraph" style:parent-style-name="Preformatted_20_Text">
      <style:paragraph-properties style:writing-mode="lr-tb"/>
      <style:text-properties officeooo:paragraph-rsid="007444b7"/>
    </style:style>
    <style:style style:name="P33" style:family="paragraph" style:parent-style-name="Table_20_Contents">
      <style:text-properties officeooo:rsid="0068dacc" officeooo:paragraph-rsid="0068dacc"/>
    </style:style>
    <style:style style:name="P34"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35" style:family="paragraph" style:parent-style-name="Table_20_Contents">
      <style:text-properties fo:font-size="14pt" fo:font-weight="bold" officeooo:rsid="0065ebd0" officeooo:paragraph-rsid="0065ebd0" style:font-size-asian="14pt" style:font-weight-asian="bold" style:font-size-complex="14pt" style:font-weight-complex="bold"/>
    </style:style>
    <style:style style:name="P36" style:family="paragraph" style:parent-style-name="Table_20_Contents">
      <style:text-properties officeooo:paragraph-rsid="0065ebd0"/>
    </style:style>
    <style:style style:name="P37" style:family="paragraph" style:parent-style-name="Standard">
      <style:paragraph-properties fo:margin-left="0cm" fo:margin-right="0cm" fo:text-indent="0cm" style:auto-text-indent="false" style:writing-mode="lr-tb"/>
      <style:text-properties officeooo:rsid="006bcfa5" officeooo:paragraph-rsid="006eeb03"/>
    </style:style>
    <style:style style:name="P38" style:family="paragraph" style:parent-style-name="Standard">
      <style:paragraph-properties fo:margin-left="0cm" fo:margin-right="0cm" fo:text-indent="0cm" style:auto-text-indent="false" style:writing-mode="lr-tb"/>
      <style:text-properties officeooo:paragraph-rsid="0070b52c"/>
    </style:style>
    <style:style style:name="P39" style:family="paragraph" style:parent-style-name="Preformatted_20_Text">
      <style:paragraph-properties fo:margin-left="1.251cm" fo:margin-right="0cm" fo:text-indent="0cm" style:auto-text-indent="false"/>
    </style:style>
    <style:style style:name="P40" style:family="paragraph" style:parent-style-name="Standard" style:list-style-name="L1">
      <style:text-properties officeooo:rsid="004a4307" officeooo:paragraph-rsid="0056ded2"/>
    </style:style>
    <style:style style:name="P41" style:family="paragraph" style:parent-style-name="Standard" style:list-style-name="L3">
      <style:text-properties officeooo:rsid="0066758b" officeooo:paragraph-rsid="0068476a"/>
    </style:style>
    <style:style style:name="P42" style:family="paragraph" style:parent-style-name="Standard" style:list-style-name="L6">
      <style:text-properties officeooo:rsid="0066758b" officeooo:paragraph-rsid="0066758b"/>
    </style:style>
    <style:style style:name="P43" style:family="paragraph" style:parent-style-name="Standard" style:list-style-name="L3">
      <style:text-properties officeooo:rsid="0068476a" officeooo:paragraph-rsid="0068476a"/>
    </style:style>
    <style:style style:name="P44" style:family="paragraph" style:parent-style-name="Standard" style:list-style-name="L7">
      <style:text-properties officeooo:rsid="0068476a" officeooo:paragraph-rsid="0068476a"/>
    </style:style>
    <style:style style:name="P45" style:family="paragraph" style:parent-style-name="Standard" style:list-style-name="L3">
      <style:text-properties style:font-name="Liberation Serif" officeooo:rsid="0068476a" officeooo:paragraph-rsid="0068476a"/>
    </style:style>
    <style:style style:name="P46" style:family="paragraph" style:parent-style-name="Standard">
      <style:text-properties fo:font-weight="normal" officeooo:rsid="0068476a" officeooo:paragraph-rsid="006ccdc5" style:font-weight-asian="normal" style:font-weight-complex="normal"/>
    </style:style>
    <style:style style:name="P47" style:family="paragraph" style:parent-style-name="Standard" style:list-style-name="L4">
      <style:text-properties fo:font-weight="normal" officeooo:rsid="0068476a" officeooo:paragraph-rsid="0068476a" style:font-weight-asian="normal" style:font-weight-complex="normal"/>
    </style:style>
    <style:style style:name="P48" style:family="paragraph" style:parent-style-name="Standard">
      <style:text-properties fo:font-weight="normal" officeooo:rsid="0068476a" officeooo:paragraph-rsid="006e8626" style:font-weight-asian="normal" style:font-weight-complex="normal"/>
    </style:style>
    <style:style style:name="P49" style:family="paragraph" style:parent-style-name="Standard">
      <style:text-properties fo:font-weight="normal" officeooo:rsid="0041a516" officeooo:paragraph-rsid="006ddc97" style:font-weight-asian="normal" style:font-weight-complex="normal"/>
    </style:style>
    <style:style style:name="P50" style:family="paragraph" style:parent-style-name="Standard">
      <style:text-properties fo:font-weight="normal" officeooo:rsid="0068eba9" officeooo:paragraph-rsid="007ae9da" style:font-weight-asian="normal" style:font-weight-complex="normal"/>
    </style:style>
    <style:style style:name="P51" style:family="paragraph" style:parent-style-name="Standard" style:list-style-name="L4">
      <style:text-properties officeooo:rsid="0068dacc" officeooo:paragraph-rsid="0068dacc"/>
    </style:style>
    <style:style style:name="P52" style:family="paragraph" style:parent-style-name="Standard" style:list-style-name="L7">
      <style:text-properties officeooo:rsid="0068dacc" officeooo:paragraph-rsid="0068dacc"/>
    </style:style>
    <style:style style:name="P53" style:family="paragraph" style:parent-style-name="Standard" style:list-style-name="L5">
      <style:text-properties officeooo:paragraph-rsid="0068476a"/>
    </style:style>
    <style:style style:name="P54" style:family="paragraph" style:parent-style-name="Standard" style:list-style-name="L5">
      <style:text-properties officeooo:paragraph-rsid="0068eba9"/>
    </style:style>
    <style:style style:name="P55" style:family="paragraph" style:parent-style-name="Standard" style:list-style-name="L7">
      <style:text-properties officeooo:rsid="0069c3bd" officeooo:paragraph-rsid="0069c3bd"/>
    </style:style>
    <style:style style:name="P56" style:family="paragraph" style:parent-style-name="Standard" style:list-style-name="L7">
      <style:text-properties fo:font-style="italic" officeooo:rsid="0069c3bd" officeooo:paragraph-rsid="0069c3bd" style:font-style-asian="italic" style:font-style-complex="italic"/>
    </style:style>
    <style:style style:name="P57" style:family="paragraph" style:parent-style-name="Standard" style:list-style-name="L8">
      <style:text-properties officeooo:rsid="0072aba0" officeooo:paragraph-rsid="007b97a6"/>
    </style:style>
    <style:style style:name="P58" style:family="paragraph" style:parent-style-name="Standard">
      <style:text-properties officeooo:rsid="0072aba0" officeooo:paragraph-rsid="00744961"/>
    </style:style>
    <style:style style:name="P59" style:family="paragraph" style:parent-style-name="Standard">
      <style:text-properties officeooo:rsid="0072aba0" officeooo:paragraph-rsid="007cc5ce"/>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officeooo:paragraph-rsid="0068eba9"/>
    </style:style>
    <style:style style:name="P62" style:family="paragraph" style:parent-style-name="Standard" style:list-style-name="L8">
      <style:text-properties officeooo:rsid="007b97a6" officeooo:paragraph-rsid="007b97a6"/>
    </style:style>
    <style:style style:name="P63" style:family="paragraph" style:parent-style-name="Standard" style:list-style-name="L8">
      <style:text-properties officeooo:rsid="007cc5ce" officeooo:paragraph-rsid="007cc5ce"/>
    </style:style>
    <style:style style:name="P64" style:family="paragraph" style:parent-style-name="Standard" style:list-style-name="L2">
      <style:paragraph-properties fo:margin-left="1.251cm" fo:margin-right="0cm" fo:text-indent="-0.635cm" style:auto-text-indent="false" style:writing-mode="lr-tb"/>
      <style:text-properties officeooo:rsid="006bcfa5" officeooo:paragraph-rsid="006eeb03"/>
    </style:style>
    <style:style style:name="P65" style:family="paragraph" style:parent-style-name="Standard" style:list-style-name="L2">
      <style:paragraph-properties fo:margin-left="1.251cm" fo:margin-right="0cm" fo:text-indent="-0.635cm" style:auto-text-indent="false" style:writing-mode="lr-tb"/>
      <style:text-properties fo:font-weight="normal" officeooo:rsid="006bcfa5" officeooo:paragraph-rsid="006eeb03" style:font-weight-asian="normal" style:font-weight-complex="normal"/>
    </style:style>
    <style:style style:name="P66" style:family="paragraph" style:parent-style-name="Standard">
      <style:paragraph-properties fo:margin-left="0cm" fo:margin-right="0cm" fo:text-indent="0cm" style:auto-text-indent="false" style:writing-mode="lr-tb"/>
      <style:text-properties fo:font-weight="normal" officeooo:rsid="006bcfa5" officeooo:paragraph-rsid="006eeb03" style:font-weight-asian="normal" style:font-weight-complex="normal"/>
    </style:style>
    <style:style style:name="P67"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68" style:family="paragraph" style:parent-style-name="Standard">
      <style:paragraph-properties fo:margin-left="0cm" fo:margin-right="0cm" fo:text-indent="0cm" style:auto-text-indent="false" style:writing-mode="lr-tb"/>
      <style:text-properties officeooo:rsid="006bcfa5" officeooo:paragraph-rsid="006eeb03"/>
    </style:style>
    <style:style style:name="P69" style:family="paragraph" style:parent-style-name="Standard">
      <style:paragraph-properties fo:margin-left="0cm" fo:margin-right="0cm" fo:text-indent="0cm" style:auto-text-indent="false" style:writing-mode="lr-tb"/>
      <style:text-properties officeooo:paragraph-rsid="006eeb03"/>
    </style:style>
    <style:style style:name="P70" style:family="paragraph" style:parent-style-name="Standard">
      <style:paragraph-properties style:writing-mode="lr-tb"/>
      <style:text-properties fo:font-weight="normal" officeooo:rsid="0068476a" officeooo:paragraph-rsid="006ccdc5" style:font-weight-asian="normal" style:font-weight-complex="normal"/>
    </style:style>
    <style:style style:name="P71" style:family="paragraph" style:parent-style-name="Standard">
      <style:paragraph-properties style:writing-mode="lr-tb"/>
      <style:text-properties fo:font-weight="normal" officeooo:rsid="0068476a" officeooo:paragraph-rsid="006ddc97" style:font-weight-asian="normal" style:font-weight-complex="normal"/>
    </style:style>
    <style:style style:name="P72" style:family="paragraph" style:parent-style-name="Standard">
      <style:paragraph-properties style:writing-mode="lr-tb"/>
      <style:text-properties fo:font-weight="normal" officeooo:rsid="0041a516" officeooo:paragraph-rsid="006e8626" style:font-weight-asian="normal" style:font-weight-complex="normal"/>
    </style:style>
    <style:style style:name="P73" style:family="paragraph" style:parent-style-name="Standard" style:list-style-name="L7">
      <style:paragraph-properties style:writing-mode="lr-tb"/>
      <style:text-properties officeooo:rsid="0069c3bd" officeooo:paragraph-rsid="00755f7a"/>
    </style:style>
    <style:style style:name="P74" style:family="paragraph" style:parent-style-name="Standard" style:list-style-name="L9">
      <style:paragraph-properties style:writing-mode="lr-tb"/>
      <style:text-properties officeooo:rsid="0072aba0" officeooo:paragraph-rsid="00744961"/>
    </style:style>
    <style:style style:name="P75" style:family="paragraph" style:parent-style-name="Standard">
      <style:paragraph-properties fo:margin-left="1.251cm" fo:margin-right="0cm" fo:text-indent="0cm" style:auto-text-indent="false"/>
    </style:style>
    <style:style style:name="P76"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77" style:family="paragraph" style:parent-style-name="Standard">
      <style:paragraph-properties fo:margin-left="0cm" fo:margin-right="0cm" fo:text-align="start" style:justify-single-word="false" fo:text-indent="0cm" style:auto-text-indent="false"/>
    </style:style>
    <style:style style:name="P78" style:family="paragraph" style:parent-style-name="Table_20_Contents" style:list-style-name="L2">
      <style:text-properties officeooo:paragraph-rsid="006eeb03"/>
    </style:style>
    <style:style style:name="P79" style:family="paragraph" style:parent-style-name="Table_20_Contents" style:list-style-name="L2">
      <style:text-properties officeooo:rsid="0065ebd0" officeooo:paragraph-rsid="0065ebd0"/>
    </style:style>
    <style:style style:name="P80" style:family="paragraph" style:parent-style-name="Table_20_Contents" style:list-style-name="L3">
      <style:text-properties officeooo:rsid="0065ebd0" officeooo:paragraph-rsid="0065ebd0"/>
    </style:style>
    <style:style style:name="P81" style:family="paragraph" style:parent-style-name="Table_20_Contents" style:list-style-name="L3">
      <style:text-properties officeooo:paragraph-rsid="0065ebd0"/>
    </style:style>
    <style:style style:name="P82" style:family="paragraph" style:parent-style-name="Table_20_Contents" style:list-style-name="L3">
      <style:text-properties fo:font-style="normal" officeooo:rsid="0065ebd0" officeooo:paragraph-rsid="0065ebd0" style:font-style-asian="normal" style:font-style-complex="normal"/>
    </style:style>
    <style:style style:name="P83" style:family="paragraph" style:parent-style-name="Table_20_Contents">
      <style:text-properties officeooo:rsid="00774795" officeooo:paragraph-rsid="00774795"/>
    </style:style>
    <style:style style:name="P84" style:family="paragraph" style:parent-style-name="Table_20_Contents">
      <style:text-properties officeooo:rsid="00774795" officeooo:paragraph-rsid="007ae9da"/>
    </style:style>
    <style:style style:name="P85" style:family="paragraph" style:parent-style-name="Table_20_Contents">
      <style:text-properties officeooo:paragraph-rsid="007ae9da"/>
    </style:style>
    <style:style style:name="P86" style:family="paragraph" style:parent-style-name="Table_20_Contents">
      <style:text-properties officeooo:rsid="007aeae3" officeooo:paragraph-rsid="007aeae3"/>
    </style:style>
    <style:style style:name="P87"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officeooo:rsid="004935e2"/>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style="italic" fo:font-weight="bold" officeooo:rsid="00580be4" style:font-style-asian="italic" style:font-weight-asian="bold" style:font-style-complex="italic" style:font-weight-complex="bold"/>
    </style:style>
    <style:style style:name="T12" style:family="text">
      <style:text-properties fo:font-style="italic" officeooo:rsid="0065ebd0" style:font-style-asian="italic" style:font-style-complex="italic"/>
    </style:style>
    <style:style style:name="T13" style:family="text">
      <style:text-properties officeooo:rsid="005f7327"/>
    </style:style>
    <style:style style:name="T14" style:family="text">
      <style:text-properties officeooo:rsid="00607a5b"/>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68476a" style:font-weight-asian="normal" style:font-weight-complex="normal"/>
    </style:style>
    <style:style style:name="T17" style:family="text">
      <style:text-properties style:text-underline-style="solid" style:text-underline-width="auto" style:text-underline-color="font-color" fo:font-weight="normal" officeooo:rsid="006bcfa5" style:font-weight-asian="normal" style:font-weight-complex="normal"/>
    </style:style>
    <style:style style:name="T18" style:family="text">
      <style:text-properties style:text-underline-style="solid" style:text-underline-width="auto" style:text-underline-color="font-color" fo:font-weight="bold" officeooo:rsid="0069c3bd" style:font-weight-asian="bold" style:font-weight-complex="bold"/>
    </style:style>
    <style:style style:name="T19" style:family="text">
      <style:text-properties style:text-underline-style="solid" style:text-underline-width="auto" style:text-underline-color="font-color" fo:font-weight="bold" officeooo:rsid="0066758b" style:font-weight-asian="bold" style:font-weight-complex="bold"/>
    </style:style>
    <style:style style:name="T20" style:family="text">
      <style:text-properties style:text-underline-style="solid" style:text-underline-width="auto" style:text-underline-color="font-color" officeooo:rsid="0069c3bd"/>
    </style:style>
    <style:style style:name="T21" style:family="text">
      <style:text-properties style:text-underline-style="solid" style:text-underline-width="auto" style:text-underline-color="font-color" officeooo:rsid="0066758b"/>
    </style:style>
    <style:style style:name="T22" style:family="text">
      <style:text-properties officeooo:rsid="004811fb"/>
    </style:style>
    <style:style style:name="T23" style:family="text">
      <style:text-properties officeooo:rsid="0065ebd0"/>
    </style:style>
    <style:style style:name="T24" style:family="text">
      <style:text-properties officeooo:rsid="0066758b"/>
    </style:style>
    <style:style style:name="T25" style:family="text">
      <style:text-properties fo:font-weight="normal" style:font-weight-asian="normal" style:font-weight-complex="normal"/>
    </style:style>
    <style:style style:name="T26" style:family="text">
      <style:text-properties fo:font-weight="normal" officeooo:rsid="0041a516" style:font-weight-asian="normal" style:font-weight-complex="normal"/>
    </style:style>
    <style:style style:name="T27" style:family="text">
      <style:text-properties fo:font-weight="normal" officeooo:rsid="0068476a" style:font-weight-asian="normal" style:font-weight-complex="normal"/>
    </style:style>
    <style:style style:name="T28" style:family="text">
      <style:text-properties fo:font-weight="normal" officeooo:rsid="00607a5b" style:font-weight-asian="normal" style:font-weight-complex="normal"/>
    </style:style>
    <style:style style:name="T29" style:family="text">
      <style:text-properties fo:font-weight="normal" officeooo:rsid="0068eba9" style:font-weight-asian="normal" style:font-weight-complex="normal"/>
    </style:style>
    <style:style style:name="T30" style:family="text">
      <style:text-properties fo:font-weight="normal" officeooo:rsid="0069c3bd" style:font-weight-asian="normal" style:font-weight-complex="normal"/>
    </style:style>
    <style:style style:name="T31" style:family="text">
      <style:text-properties fo:font-weight="normal" officeooo:rsid="006e8626" style:font-weight-asian="normal" style:font-weight-complex="normal"/>
    </style:style>
    <style:style style:name="T32" style:family="text">
      <style:text-properties fo:font-weight="normal" officeooo:rsid="006bcfa5" style:font-weight-asian="normal" style:font-weight-complex="normal"/>
    </style:style>
    <style:style style:name="T33" style:family="text">
      <style:text-properties fo:font-weight="normal" officeooo:rsid="006eeb03" style:font-weight-asian="normal" style:font-weight-complex="normal"/>
    </style:style>
    <style:style style:name="T34" style:family="text">
      <style:text-properties fo:font-weight="normal" officeooo:rsid="00774795" style:font-weight-asian="normal" style:font-weight-complex="normal"/>
    </style:style>
    <style:style style:name="T35" style:family="text">
      <style:text-properties fo:font-weight="normal" officeooo:rsid="007aeae3" style:font-weight-asian="normal" style:font-weight-complex="normal"/>
    </style:style>
    <style:style style:name="T36" style:family="text">
      <style:text-properties style:font-name="Liberation Serif1"/>
    </style:style>
    <style:style style:name="T37" style:family="text">
      <style:text-properties style:font-name="Liberation Serif"/>
    </style:style>
    <style:style style:name="T38" style:family="text">
      <style:text-properties officeooo:rsid="0072dc74"/>
    </style:style>
    <style:style style:name="T39" style:family="text">
      <style:text-properties style:text-line-through-style="none" style:text-line-through-type="none" officeooo:rsid="0072dc74"/>
    </style:style>
    <style:style style:name="T40" style:family="text">
      <style:text-properties style:text-line-through-style="none" style:text-line-through-type="none" style:text-underline-style="none"/>
    </style:style>
    <style:style style:name="T41" style:family="text">
      <style:text-properties style:text-line-through-style="none" style:text-line-through-type="none" style:text-underline-style="none" officeooo:rsid="0072dc74"/>
    </style:style>
    <style:style style:name="T42" style:family="text">
      <style:text-properties officeooo:rsid="0073e26b"/>
    </style:style>
    <style:style style:name="T43" style:family="text">
      <style:text-properties officeooo:rsid="007444b7"/>
    </style:style>
    <style:style style:name="T44" style:family="text">
      <style:text-properties officeooo:rsid="007ae9da"/>
    </style:style>
    <style:style style:name="T45" style:family="text">
      <style:text-properties officeooo:rsid="007b97a6"/>
    </style:style>
    <style:style style:name="T46" style:family="text">
      <style:text-properties officeooo:rsid="007cc5ce"/>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uncionalidad: “Automatizar la actualización de productos de la tienda online”</text:p>
      <text:p text:style-name="Standard"/>
      <text:h text:style-name="Heading_20_1" text:outline-level="1">1. PROCEDIMIENTO</text:h>
      <text:p text:style-name="P3"/>
      <text:p text:style-name="P28">Todos los días a l<text:span text:style-name="T5">a</text:span>s <text:span text:style-name="T6">12:00pm el crontab </text:span><text:span text:style-name="T11">ejecuta</text:span><text:span text:style-name="T7"> </text:span><text:span text:style-name="T6">un script</text:span> a nivel de la app, dicho script:</text:p>
      <text:p text:style-name="P5"/>
      <text:list xml:id="list3188989783" text:style-name="L1">
        <text:list-item>
          <text:p text:style-name="P40">Se <text:span text:style-name="T6">conecta a 2 servidores ftp</text:span> para <text:span text:style-name="T6">transferir desde allí 2 archivos</text:span> que contienen la lista actualizada de productos.</text:p>
        </text:list-item>
        <text:list-item>
          <text:p text:style-name="P40">A partir de los archivos descargados <text:span text:style-name="T6">el script actualiza los productos de la tienda</text:span>.</text:p>
        </text:list-item>
        <text:list-item>
          <text:p text:style-name="P40"><text:span text:style-name="T3">Finalmente el script </text:span><text:span text:style-name="T2">envía un correo el electrónico informando qué </text:span><text:span text:style-name="T1">productos</text:span><text:span text:style-name="T2"> se han actualizado</text:span><text:span text:style-name="T3">.</text:span></text:p>
        </text:list-item>
      </text:list>
      <text:p text:style-name="P4"/>
      <text:p text:style-name="P1"/>
      <text:h text:style-name="Heading_20_1" text:outline-level="1">2. RESTRICCIONES Y RENDIMIENTO</text:h>
      <text:p text:style-name="P6"/>
      <text:h text:style-name="Heading_20_2" text:outline-level="2">2.1. Ejecución del script</text:h>
      <text:list xml:id="list2407935192" text:style-name="L2">
        <text:list-item>
          <text:p text:style-name="P79">El Script se debe ejecutar todos los días a las 12:00 pm</text:p>
        </text:list-item>
        <text:list-item>
          <text:p text:style-name="P79">CONTROL DE FALLOS:</text:p>
          <text:list>
            <text:list-item>
              <text:p text:style-name="P78"><text:span text:style-name="T22">El cron tendrá una tarea que se ejecute 5 minutos después de la hora de ejecución del script y verifique si se ejecutó. Sí no se ejecutó reintenta la ejecución, sí la ejecución vuelve a fallar, registra el error en el sistema y manda un correo al administrador de la tienda.</text:span></text:p>
              <text:p text:style-name="P78"/>
            </text:list-item>
          </text:list>
        </text:list-item>
      </text:list>
      <text:p text:style-name="P85"><text:span text:style-name="T9">Formato de </text:span><text:span text:style-name="T10">error del sistema:</text:span><text:span text:style-name="T22"> </text:span></text:p>
      <text:p text:style-name="Preformatted_20_Text"><text:span text:style-name="T29">&lt;fecha&gt; &lt;hora&gt; </text:span><text:span text:style-name="T32">Error al ejecutar</text:span><text:span text:style-name="T29">: </text:span><text:span text:style-name="T32">&lt;mensaje&gt;</text:span></text:p>
      <text:p text:style-name="P83"><text:span text:style-name="T32"/></text:p>
      <text:p text:style-name="P60"><text:span text:style-name="T44">Datos para el </text:span>correo electrónico:</text:p>
      <text:p text:style-name="P75"><text:span text:style-name="T44">Asunto</text:span>: Error al ejecutar al ejecutar proceso fulloffice</text:p>
      <text:p text:style-name="Standard"><text:tab/><text:span text:style-name="T44">Destinatario</text:span>: <text:span text:style-name="T44">se obtiene a partir de un archivo de configuración.</text:span></text:p>
      <text:p text:style-name="Standard"/>
      <text:p text:style-name="P75">Mensaje: </text:p>
      <text:p text:style-name="P39">No se pudo ejecutar el proceso fulloffice el &lt;<text:span text:style-name="T44">fecha&gt;</text:span> a la &lt;hora&gt; por la razón: &lt;mensaje&gt;</text:p>
      <text:p text:style-name="P77"/>
      <text:p text:style-name="P84"><text:span text:style-name="T32">D</text:span><text:span text:style-name="T25">onde:</text:span></text:p>
      <text:p text:style-name="P50"><text:tab/>&lt;fecha&gt; es una fecha en formato aaaa-mm-dd</text:p>
      <text:p text:style-name="P76">&lt;hora&gt; es la hora en formato HH:mm</text:p>
      <text:p text:style-name="P87"><text:span text:style-name="T32">&lt;mensaje&gt; </text:span><text:span text:style-name="T34">es una captura del error lanzado por el intérprete al intentar ejecutar el script.</text:span></text:p>
      <text:p text:style-name="P77"/>
      <text:p text:style-name="P77"/>
      <text:h text:style-name="Heading_20_2" text:outline-level="2"><text:soft-page-break/>2.2. Conexión FTP:</text:h>
      <text:list xml:id="list294565465" text:style-name="L3">
        <text:list-item>
          <text:p text:style-name="P80">Los datos del archivo se obtienen del archivo fulloffice.txt </text:p>
        </text:list-item>
        <text:list-item>
          <text:p text:style-name="P80">CONTROL DE FALLOS:</text:p>
          <text:list>
            <text:list-item>
              <text:p text:style-name="P81"><text:span text:style-name="T12">Conexión fallida: </text:span><text:span text:style-name="T23">si no se puede conectar, esperar 2 minutos y reintentar. Si persiste, esperar 13 minutos y reintentar, y sí el problema persiste entonces registrar el error</text:span><text:span text:style-name="T4"> en log y mandar el correo al administrador de la tienda.</text:span></text:p>
            </text:list-item>
          </text:list>
        </text:list-item>
      </text:list>
      <text:p text:style-name="P36"/>
      <text:list xml:id="list181921338509867" text:continue-list="list2407935192" text:style-name="L2">
        <text:list-item>
          <text:list>
            <text:list-header>
              <text:p text:style-name="P78"/>
            </text:list-header>
          </text:list>
          <text:p text:style-name="P78"><office:annotation office:name="__Annotation__4846_8553904" loext:resolved="false"><dc:creator>Unknown Author</dc:creator><dc:date>2020-11-19T17:51:43.923593922</dc:date><text:p text:style-name="P88"><text:span text:style-name="T47">Fixme</text:span></text:p></office:annotation><text:span text:style-name="T22">error del sistema: </text:span><text:span text:style-name="T29">&lt;fecha&gt; &lt;hora&gt;</text:span><text:span text:style-name="T32">Error </text:span><text:span text:style-name="T33">no se puede conectar a &lt;ftp-name&gt;:</text:span><text:span text:style-name="T29"> </text:span><text:span text:style-name="T32">&lt;mensaje&gt;</text:span></text:p>
          <text:list>
            <text:list-item>
              <text:list>
                <text:list-header>
                  <text:p text:style-name="P65">correo electrónico:</text:p>
                  <text:list>
                    <text:list-header>
                      <text:p text:style-name="P64"><text:span text:style-name="T25"><text:s text:c="6"/>[subject] Error </text:span><text:span text:style-name="T33">al conectarse a servidor</text:span></text:p>
                    </text:list-header>
                  </text:list>
                </text:list-header>
              </text:list>
            </text:list-item>
          </text:list>
        </text:list-item>
      </text:list>
      <text:p text:style-name="P37"><text:span text:style-name="T25"><text:tab/> <text:s text:c="5"/>[to] &lt;adminstrador-tienda&gt;@&lt;</text:span><text:span text:style-name="T31">tienda</text:span><text:span text:style-name="T25">&gt;.&lt;com&gt;</text:span></text:p>
      <text:p text:style-name="P69"><text:span text:style-name="T32"><text:tab/> <text:s text:c="5"/>[body]</text:span><text:span text:style-name="T29">&lt;fecha&gt;&lt;hora&gt;</text:span><text:span text:style-name="T32">Error </text:span><text:span text:style-name="T33">no se puede conectar a &lt;ftp-name&gt;:</text:span><text:span text:style-name="T29"> </text:span><text:span text:style-name="T32">&lt;error</text:span><text:span text:style-name="T17">-</text:span><text:span text:style-name="T32">mensaje&gt;</text:span><office:annotation-end office:name="__Annotation__4846_8553904"/></text:p>
      <text:p text:style-name="P66"/>
      <text:p text:style-name="P35">Transferencia de archivos:</text:p>
      <text:list xml:id="list181923121887214" text:continue-list="list294565465" text:style-name="L3">
        <text:list-item>
          <text:p text:style-name="P82">Archivos a descargar: ./productos.csv y ./catalogo_xml/productos.xml y </text:p>
        </text:list-item>
        <text:list-item>
          <text:p text:style-name="P81"><text:span text:style-name="T12">Falla transferencia de archivos:</text:span><text:span text:style-name="T23"> almacenar error en log</text:span><text:span text:style-name="T13"> y mandar correo electrónico al administrador de la tienda. El usuario deberá revisar manualmente, si es que el archivo existe en el ftp o cualquier percance.</text:span></text:p>
        </text:list-item>
      </text:list>
      <text:p text:style-name="P36"/>
      <text:list xml:id="list181921580768844" text:continue-list="list181921338509867" text:style-name="L2">
        <text:list-header>
          <text:p text:style-name="P78"><text:span text:style-name="T22">error del sistema: </text:span><text:span text:style-name="T32">Error </text:span><text:span text:style-name="T33">no se puede obtener el &lt;archivo&gt; de &lt;ftp-name&gt;:</text:span><text:span text:style-name="T29"> <text:s/>&lt;fecha&gt;&lt;hora&gt; </text:span><text:span text:style-name="T32">&lt;error</text:span><text:span text:style-name="T17">-</text:span><text:span text:style-name="T32">mensaje&gt;</text:span></text:p>
          <text:list>
            <text:list-item>
              <text:list>
                <text:list-header>
                  <text:p text:style-name="P65">correo electrónico:</text:p>
                  <text:list>
                    <text:list-header>
                      <text:p text:style-name="P64"><text:span text:style-name="T25"><text:s text:c="6"/>[subject] Error al </text:span><text:span text:style-name="T33">obtener el archivo</text:span></text:p>
                    </text:list-header>
                  </text:list>
                </text:list-header>
              </text:list>
            </text:list-item>
          </text:list>
        </text:list-header>
      </text:list>
      <text:p text:style-name="P37"><text:span text:style-name="T25"><text:tab/> <text:s text:c="5"/>[to] &lt;adminstrador-tienda&gt;@&lt;</text:span><text:span text:style-name="T31">tienda</text:span><text:span text:style-name="T25">&gt;.&lt;com&gt;</text:span></text:p>
      <text:p text:style-name="P38"><text:span text:style-name="T32"><text:tab/> <text:s text:c="5"/>[body]Error </text:span><text:span text:style-name="T33">no se puede obtener el &lt;archivo&gt; de &lt;ftp-name&gt;:</text:span><text:span text:style-name="T29"> &lt;fecha&gt;&lt;hora&gt;</text:span><text:span text:style-name="T32">&lt;error</text:span><text:span text:style-name="T17">-</text:span><text:span text:style-name="T32">mensaje&gt;</text:span></text:p>
      <text:p text:style-name="P1"/>
      <text:p text:style-name="P23">Actualización de productos de la tienda</text:p>
      <text:p text:style-name="P7"/>
      <text:p text:style-name="P8"><text:span text:style-name="T20">1. </text:span><text:span text:style-name="T21">Formato de los archivos</text:span><text:span text:style-name="T24">:</text:span></text:p>
      <text:list xml:id="list181922530728512" text:continue-list="list181923121887214" text:style-name="L3">
        <text:list-item>
          <text:p text:style-name="P41">CSV: </text:p>
          <text:list>
            <text:list-item>
              <text:p text:style-name="P43">Delimitador: |<text:span text:style-name="T36">˽</text:span></text:p>
            </text:list-item>
            <text:list-item>
              <text:p text:style-name="P45">Cabecera: primera fila.</text:p>
            </text:list-item>
            <text:list-item>
              <text:p text:style-name="P43"><text:span text:style-name="T37">Columnas: </text:span><text:span text:style-name="T26">Marca| Clave DC| Clave Fabricante| Descripción corta| Precio Distribuidor (En PESOS)| Linea| Familia| Subfamilia| Disponible Anahuac 01 | Disponible Cylan 02 | Disponible Eugenia 04 | Disponible|</text:span></text:p>
            </text:list-item>
          </text:list>
        </text:list-item>
        <text:list-item>
          <text:p text:style-name="P43"><text:span text:style-name="T26">X</text:span><text:span text:style-name="T25">ML:</text:span></text:p>
        </text:list-item>
      </text:list>
      <text:p text:style-name="P46"><text:span text:style-name="T6">Claves:</text:span> </text:p>
      <text:p text:style-name="P46">&lt;Producto&gt;</text:p>
      <text:p text:style-name="P70"><text:s text:c="4"/>&lt;clave&gt;&lt;no_parte&gt;&lt;nombre&gt;&lt;modelo&gt;&lt;idMarca&gt;&lt;marca&gt;&lt;idCategoria&gt;&lt;categoria&gt;</text:p>
      <text:p text:style-name="P70"><text:s text:c="4"/>&lt;idSubCategoria&gt;&lt;subcategoria&gt;&lt;imagen&gt;&lt;imagenFecha&gt;&lt;descripcion_corta&gt;&lt;upc&gt;&lt;ean&gt;</text:p>
      <text:p text:style-name="P70"><text:s text:c="4"/>&lt;status&gt;&lt;sustituto&gt;&lt;precio&gt;&lt;moneda&gt;&lt;tipo_cambio&gt;</text:p>
      <text:p text:style-name="P46"><text:s text:c="4"/>&lt;existencia&gt;</text:p>
      <text:p text:style-name="P70"><text:s text:c="6"/>&lt;HMO&gt;&lt;OBR&gt;&lt;LMO&gt;&lt;CLN&gt;&lt;DGO&gt;&lt;TRN&gt;&lt;CHI&gt;&lt;AGS&gt;&lt;QRO&gt;&lt;SLP&gt;&lt;LEO&gt;&lt;GDL&gt;</text:p>
      <text:p text:style-name="P67"><text:s text:c="6"/>&lt;MOR&gt;&lt;SLT&gt;&lt;XLP&gt;&lt;VER&gt;&lt;COL&gt;&lt;CTZ&gt;&lt;TAM&gt;&lt;PUE&gt;&lt;VHA&gt;&lt;TXA&gt;&lt;MTY&gt;&lt;TPC&gt;</text:p>
      <text:p text:style-name="P67"><text:s text:c="6"/>&lt;MID&gt;&lt;OAX&gt;&lt;MAZ&gt;&lt;CUE&gt;&lt;TOL&gt;&lt;PAC&gt;&lt;CUN&gt;&lt;DFP&gt;&lt;DFA&gt;&lt;ZAC&gt;&lt;DFT&gt;&lt;ACA&gt;</text:p>
      <text:p text:style-name="P67"><text:s text:c="6"/>&lt;IRA&gt;&lt;DFC&gt;&lt;TXL&gt;&lt;ACX&gt;&lt;URP&gt;&lt;CDV&gt;&lt;CEL&gt;&lt;CHT&gt;&lt;CAM&gt;&lt;D2A&gt;</text:p>
      <text:p text:style-name="P25"><text:span text:style-name="T27"><text:s/></text:span></text:p>
      <text:p text:style-name="P11"><text:span text:style-name="T15">Restricciones</text:span><text:span text:style-name="T25">: </text:span></text:p>
      <text:list xml:id="list1557652308" text:style-name="L4">
        <text:list-item>
          <text:p text:style-name="P47"><text:soft-page-break/>El script deberá validar que el formato de los archivos sea el especificado.</text:p>
        </text:list-item>
        <text:list-item>
          <text:p text:style-name="P51"><text:span text:style-name="T27">T</text:span><text:span text:style-name="T25">ambién deberá validar el formato de las columnas correspondientes a SKU, marca, precio según las siguientes especificaciones:</text:span></text:p>
        </text:list-item>
      </text:list>
      <text:p text:style-name="P1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4">Campo</text:p>
          </table:table-cell>
          <table:table-cell table:style-name="Table2.A1" office:value-type="string">
            <text:p text:style-name="P34">Nombre en CSV</text:p>
          </table:table-cell>
          <table:table-cell table:style-name="Table2.A1" office:value-type="string">
            <text:p text:style-name="P34">Nombre en XML</text:p>
          </table:table-cell>
          <table:table-cell table:style-name="Table2.D1" office:value-type="string">
            <text:p text:style-name="P34">Definición</text:p>
          </table:table-cell>
        </table:table-row>
        <table:table-row>
          <table:table-cell table:style-name="Table2.A2" office:value-type="string">
            <text:p text:style-name="P33">SKU</text:p>
          </table:table-cell>
          <table:table-cell table:style-name="Table2.A2" office:value-type="string">
            <text:p text:style-name="P49">Clave DC</text:p>
          </table:table-cell>
          <table:table-cell table:style-name="Table2.A2" office:value-type="string">
            <text:p text:style-name="P71">clave</text:p>
          </table:table-cell>
          <table:table-cell table:style-name="Table2.D2" office:value-type="string">
            <text:p text:style-name="P86">Cadena alfanumérica incluyendo guión medio y bajo de longitud fija de 64 caracteres</text:p>
          </table:table-cell>
        </table:table-row>
        <table:table-row>
          <table:table-cell table:style-name="Table2.A2" office:value-type="string">
            <text:p text:style-name="P33">Marca</text:p>
          </table:table-cell>
          <table:table-cell table:style-name="Table2.A2" office:value-type="string">
            <text:p text:style-name="P72">Marca</text:p>
          </table:table-cell>
          <table:table-cell table:style-name="Table2.A2" office:value-type="string">
            <text:p text:style-name="P48">marca</text:p>
          </table:table-cell>
          <table:table-cell table:style-name="Table2.D2" office:value-type="string">
            <text:p text:style-name="P33"><office:annotation office:name="__Annotation__4847_8553904" loext:resolved="false"><dc:creator>Unknown Author</dc:creator><dc:date>2020-11-19T17:57:11.980241501</dc:date><text:p text:style-name="P88"><text:span text:style-name="T47">TODOSES</text:span></text:p></office:annotation></text:p>
          </table:table-cell>
        </table:table-row>
        <table:table-row>
          <table:table-cell table:style-name="Table2.A2" office:value-type="string">
            <text:p text:style-name="P33">Precio</text:p>
          </table:table-cell>
          <table:table-cell table:style-name="Table2.A2" office:value-type="string">
            <text:p text:style-name="P49">Precio Distribuidor (En PESOS)</text:p>
          </table:table-cell>
          <table:table-cell table:style-name="Table2.A2" office:value-type="string">
            <text:p text:style-name="P71">precio</text:p>
          </table:table-cell>
          <table:table-cell table:style-name="Table2.D2" office:value-type="string">
            <text:p text:style-name="P33">Precio es un número real mayor a 0.01 y menor que 99999.99<office:annotation-end office:name="__Annotation__4847_8553904"/></text:p>
          </table:table-cell>
        </table:table-row>
      </table:table>
      <text:p text:style-name="P17"/>
      <text:p text:style-name="P16"/>
      <text:p text:style-name="P2"><text:span text:style-name="T16">Rendimiento</text:span><text:span text:style-name="T27">: </text:span></text:p>
      <text:list xml:id="list2703186188" text:style-name="L5">
        <text:list-item>
          <text:p text:style-name="P53"><text:span text:style-name="T27">En caso de formato </text:span><text:span text:style-name="T29">de archivo </text:span><text:span text:style-name="T27">no válido, g</text:span><text:span text:style-name="T28">uarda error en log de errores </text:span><text:span text:style-name="T27">sin actualizar los productos de la tienda, </text:span><text:span text:style-name="T28">y salta al siguiente reconocimiento de archivo. </text:span><text:span text:style-name="T30">El registro de error tendrá el siguiente formato:</text:span></text:p>
        </text:list-item>
      </text:list>
      <text:p text:style-name="P18"/>
      <text:p text:style-name="P12"><text:span text:style-name="T29">&lt;fecha&gt; &lt;hora&gt; &lt;mensaje&gt;: &lt;</text:span><text:span text:style-name="T30">archivo</text:span><text:span text:style-name="T29">&gt;</text:span></text:p>
      <text:p text:style-name="P21"/>
      <text:p text:style-name="P13"><text:span text:style-name="T29">D</text:span><text:span text:style-name="T25">onde:</text:span></text:p>
      <text:p text:style-name="P21"><text:tab/>&lt;fecha&gt; es una fecha en formato aaaa-mm-dd</text:p>
      <text:p text:style-name="P21"><text:tab/>&lt;hora&gt; es la hora en formato HH:mm</text:p>
      <text:p text:style-name="P12"><text:span text:style-name="T29"><text:tab/>&lt;mensaje&gt; </text:span><text:span text:style-name="T30">Formato de archivo inválido</text:span></text:p>
      <text:p text:style-name="P19"><text:tab/>&lt;archivo&gt; productos.xml|productos.csv</text:p>
      <text:p text:style-name="P18"/>
      <text:list xml:id="list181922165657020" text:continue-numbering="true" text:style-name="L5">
        <text:list-item>
          <text:p text:style-name="P54"><text:span text:style-name="T28">E</text:span><text:span text:style-name="T29">n caso de error en formato de campo, deberá guardar un registro del producto en el log de errores, con el siguiente formato:</text:span></text:p>
        </text:list-item>
      </text:list>
      <text:p text:style-name="P22"/>
      <text:p text:style-name="P22">&lt;fecha&gt; &lt;hora&gt; &lt;mensaje&gt;: &lt;registro&gt;</text:p>
      <text:p text:style-name="P22"/>
      <text:p text:style-name="P22">Donde:</text:p>
      <text:p text:style-name="P61"><text:span text:style-name="T29"><text:tab/></text:span><office:annotation office:name="__Annotation__4848_8553904" loext:resolved="false"><dc:creator>Unknown Author</dc:creator><dc:date>2020-11-19T17:58:38.763422125</dc:date><text:p text:style-name="P88"><text:span text:style-name="T47">TOMAR DE EJEMPLO PA’ LO’ OTROS</text:span></text:p></office:annotation><text:span text:style-name="T29">&lt;fecha&gt;, &lt;hora&gt; </text:span><text:span text:style-name="T35">y </text:span><text:span text:style-name="T29">&lt;mensaje&gt; </text:span><text:span text:style-name="T35">se definen como en punto 2.1.</text:span><office:annotation-end office:name="__Annotation__4848_8553904"/></text:p>
      <text:p text:style-name="P20"><text:tab/>&lt;registro&gt; La línea del archivo CSV o XML que contiene los datos corruptos</text:p>
      <text:p text:style-name="P1"/>
      <text:p text:style-name="P10"><text:span text:style-name="T18">2. </text:span><text:span text:style-name="T19">Actualización de productos de la tienda</text:span><text:span text:style-name="T8">: </text:span></text:p>
      <text:list xml:id="list1234863306" text:style-name="L6">
        <text:list-item>
          <text:p text:style-name="P42">El script debe recorrer los registros de cada uno de los archivos descargados. Si el producto del archivo existe en la tienda, lo actualiza. Si no existe, lo crea. Marca el producto actualizado o creado como activo.</text:p>
        </text:list-item>
        <text:list-item>
          <text:p text:style-name="P42">Los productos de la tienda que no estén en ninguno de los dos archivos debe marcarse como inactivo.</text:p>
        </text:list-item>
      </text:list>
      <text:p text:style-name="P9"/>
      <text:p text:style-name="P24">Envío de correo electrónico:</text:p>
      <text:list xml:id="list2905799046" text:style-name="L7">
        <text:list-item>
          <text:p text:style-name="P44">El correo debe enviarse al administrador de la tienda a una dirección especificada en un archivo de configuración.</text:p>
        </text:list-item>
        <text:list-item>
          <text:p text:style-name="P52">El mensaje de correo deberá informar:</text:p>
          <text:list>
            <text:list-item>
              <text:p text:style-name="P52">Cantidad de productos actualizados</text:p>
            </text:list-item>
            <text:list-item>
              <text:p text:style-name="P52">Cantidad de productos creados</text:p>
            </text:list-item>
            <text:list-item>
              <text:p text:style-name="P52">Cantidad de productos marcados</text:p>
            </text:list-item>
            <text:list-item>
              <text:p text:style-name="P55">Y adjuntar el log de productos actualizados</text:p>
            </text:list-item>
          </text:list>
        </text:list-item>
      </text:list>
      <text:p text:style-name="P13"><text:soft-page-break/></text:p>
      <text:list xml:id="list181922805908663" text:continue-numbering="true" text:style-name="L7">
        <text:list-item>
          <text:p text:style-name="P56">Fallo al enviar el correo:</text:p>
          <text:list>
            <text:list-item>
              <text:p text:style-name="P73">Agrega tarea al cron para ejecutar script de reenvío de correo cada hora hasta <text:span text:style-name="T45">que se logre enviar, y se elimina la tarea del cron.</text:span></text:p>
            </text:list-item>
          </text:list>
        </text:list-item>
      </text:list>
      <text:p text:style-name="P15"/>
      <text:p text:style-name="P15"/>
      <text:p text:style-name="P7"><text:span text:style-name="T14">S</text:span>cript de reenvío de correo de actualización de productos:</text:p>
      <text:p text:style-name="P1"/>
      <text:list xml:id="list1918812380" text:style-name="L8">
        <text:list-item>
          <text:p text:style-name="P57"><text:span text:style-name="T45">Intenta enviar el correo que produjo </text:span><text:span text:style-name="T46">el</text:span><text:span text:style-name="T45"> fallo.</text:span></text:p>
        </text:list-item>
        <text:list-item>
          <text:p text:style-name="P62">Si lo logra, elimina la tarea del cron.</text:p>
        </text:list-item>
        <text:list-item>
          <text:p text:style-name="P63">Sino, se sigue ejecutando hasta lograrlo o hasta alcanzar 5 intentos fallidos, lo que primero ocurra.</text:p>
        </text:list-item>
      </text:list>
      <text:p text:style-name="P59"/>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5T18:00:02.085078452</meta:creation-date>
    <dc:date>2020-11-19T18:19:20.805847277</dc:date>
    <meta:editing-duration>PT12H16M29S</meta:editing-duration>
    <meta:editing-cycles>36</meta:editing-cycles>
    <meta:generator>LibreOffice/7.0.1.2$MacOSX_X86_64 LibreOffice_project/7cbcfc562f6eb6708b5ff7d7397325de9e764452</meta:generator>
    <meta:document-statistic meta:table-count="1" meta:image-count="0" meta:object-count="0" meta:page-count="4" meta:paragraph-count="106" meta:word-count="862" meta:character-count="5734" meta:non-whitespace-character-count="4917"/>
  </office:meta>
</office:document-meta>
</file>